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8C1080000521A00007424C8EE3D45EC3D4697.svg" manifest:media-type="image/svg+xml"/>
  <manifest:file-entry manifest:full-path="Pictures/1008C1670000521A00007424B8BAE655DE42C401.svg" manifest:media-type="image/svg+xml"/>
  <manifest:file-entry manifest:full-path="Pictures/1000020100000252000003495899CB9A11EAB88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gr1" style:family="graphic">
      <style:graphic-properties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acroform4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3.837cm" svg:height="0.451cm" svg:x="12.444cm" svg:y="23.047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20100000252000003495899CB9A11EAB888.png" xlink:type="simple" xlink:show="embed" xlink:actuate="onLoad"/>
    <draw:fill-image draw:name="Bitmap_20_2" draw:display-name="Bitmap 2" xlink:href="Pictures/1008C1080000521A00007424C8EE3D45EC3D4697.svg" xlink:type="simple" xlink:show="embed" xlink:actuate="onLoad"/>
    <draw:fill-image draw:name="Bitmap_20_3" draw:display-name="Bitmap 3" xlink:href="Pictures/1008C1080000521A00007424C8EE3D45EC3D4697.svg" xlink:type="simple" xlink:show="embed" xlink:actuate="onLoad"/>
    <draw:fill-image draw:name="convention9" xlink:href="Pictures/1008C1670000521A00007424B8BAE655DE42C401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draw:fill="bitmap" draw:fill-image-name="Bitmap_20_3" style:repeat="stretch" draw:fill-image-ref-point="top-left" style:footnote-max-height="0cm">
        <style:background-image xlink:href="Pictures/1008C1080000521A00007424C8EE3D45EC3D4697.sv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8-12-03T15:23:12.229730659</dc:date>
    <meta:editing-duration>PT1H10M39S</meta:editing-duration>
    <meta:editing-cycles>54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